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Verdana" fo:font-weight="bold" style:font-weight-asian="bold" style:font-weight-complex="bold"/>
    </style:style>
    <style:style style:name="P4" style:family="paragraph" style:parent-style-name="Standard">
      <style:paragraph-properties fo:text-align="start" style:justify-single-word="false"/>
      <style:text-properties style:font-name="Verdana" fo:font-weight="normal" style:font-weight-asian="normal" style:font-weight-complex="normal"/>
    </style:style>
    <style:style style:name="P5" style:family="paragraph" style:parent-style-name="Standard">
      <style:paragraph-properties fo:text-align="start" style:justify-single-word="false"/>
      <style:text-properties style:font-name="Verdana" fo:font-style="normal" fo:font-weight="bold" style:font-style-asian="normal" style:font-weight-asian="bold" style:font-style-complex="normal"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fo:font-weight="normal" style:font-name-asian="Monospace" style:font-size-asian="10pt" style:font-weight-asian="normal" style:font-name-complex="Monospace" style:font-size-complex="10pt" style:font-weight-complex="normal"/>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fo:font-weight="normal" fo:background-color="transparent" style:font-name-asian="Monospace" style:font-size-asian="10pt" style:font-weight-asian="normal" style:font-name-complex="Monospace" style:font-size-complex="10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Verdana" fo:font-weight="normal" style:font-name-asian="Monospace" style:font-weight-asian="normal" style:font-name-complex="Monospace" style:font-weight-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ospace" fo:font-size="10pt" fo:background-color="transparen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style:font-name="Monospace" fo:font-size="10pt" fo:background-color="transparent" style:font-name-asian="Monospace" style:font-size-asian="10pt" style:font-name-complex="Monospace" style:font-size-complex="10pt"/>
    </style:style>
    <style:style style:name="P14"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fo:color="#000080" style:font-name="Monospace" fo:font-size="10pt" fo:background-color="transparent" style:font-name-asian="Monospace" style:font-size-asian="10pt" style:font-name-complex="Monospace" style:font-size-complex="10pt"/>
    </style:style>
    <style:style style:name="P15"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3f5fbf" style:font-name="Monospace" fo:font-size="10pt" fo:font-weight="normal" style:font-name-asian="Monospace" style:font-size-asian="10pt" style:font-weight-asian="normal" style:font-name-complex="Monospace" style:font-size-complex="10pt" style:font-weight-complex="normal"/>
    </style:style>
    <style:style style:name="P16"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3f5fbf" style:font-name="Monospace" fo:font-size="10pt" style:font-name-asian="Monospace" style:font-size-asian="10pt" style:font-name-complex="Monospace" style:font-size-complex="10pt"/>
    </style:style>
    <style:style style:name="P17"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8"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000000" style:font-name="Monospace" fo:font-size="10pt" style:font-name-asian="Monospace" style:font-size-asian="10pt" style:font-name-complex="Monospace" style:font-size-complex="10pt"/>
    </style:style>
    <style:style style:name="P19"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0"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ff0000" style:font-name="Monospace" fo:font-size="10pt" style:font-name-asian="Monospace" style:font-size-asian="10pt" style:font-name-complex="Monospace" style:font-size-complex="10pt"/>
    </style:style>
    <style:style style:name="P21"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646464" style:font-name="Monospace" fo:font-size="10pt" style:font-name-asian="Monospace" style:font-size-asian="10pt" style:font-name-complex="Monospace" style:font-size-complex="10pt"/>
    </style:style>
    <style:style style:name="P22"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3f7f5f" style:font-name="Monospace" fo:font-size="10pt" style:font-name-asian="Monospace" style:font-size-asian="10pt" style:font-name-complex="Monospace" style:font-size-complex="10pt"/>
    </style:style>
    <style:style style:name="P23" style:family="paragraph" style:parent-style-name="Standard">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style:font-name="Monospace" fo:font-size="10pt" style:font-name-asian="Consolas" style:font-size-asian="10pt" style:font-name-complex="Consolas" style:font-size-complex="10pt"/>
    </style:style>
    <style:style style:name="P24" style:family="paragraph" style:parent-style-name="Standard">
      <style:paragraph-properties fo:text-align="start" style:justify-single-word="false" fo:background-color="#e6e6e6" fo:padding="0.051cm" fo:border-left="none" fo:border-right="none" fo:border-top="0.002cm solid #b3b3b3" fo:border-bottom="0.002cm solid #b3b3b3" style:shadow="none">
        <style:background-image/>
      </style:paragraph-properties>
      <style:text-properties fo:color="#3f5fbf" style:font-name="Monospace" fo:font-size="10pt" fo:font-weight="normal" style:font-name-asian="Monospace" style:font-size-asian="10pt" style:font-weight-asian="normal" style:font-name-complex="Monospace" style:font-size-complex="10pt" style:font-weight-complex="normal"/>
    </style:style>
    <style:style style:name="P25" style:family="paragraph" style:parent-style-name="Standard">
      <style:paragraph-properties fo:text-align="start" style:justify-single-word="false" fo:background-color="#e6e6e6" fo:padding="0.051cm" fo:border-left="none" fo:border-right="none" fo:border-top="0.002cm solid #b3b3b3" fo:border-bottom="0.002cm solid #b3b3b3" style:shadow="none">
        <style:background-image/>
      </style:paragraph-properties>
      <style:text-properties style:font-name="Monospace" fo:font-size="10pt" fo:font-weight="normal" style:font-name-asian="Monospace" style:font-size-asian="10pt" style:font-weight-asian="normal" style:font-name-complex="Monospace" style:font-size-complex="10pt" style:font-weight-complex="normal"/>
    </style:style>
    <style:style style:name="P26" style:family="paragraph" style:parent-style-name="Standard">
      <style:paragraph-properties fo:text-align="start" style:justify-single-word="false" fo:break-before="page"/>
      <style:text-properties style:font-name="Verdana" fo:font-weight="bold" style:font-weight-asian="bold" style:font-weight-complex="bold"/>
    </style:style>
    <style:style style:name="P27" style:family="paragraph" style:parent-style-name="Standard">
      <style:paragraph-properties fo:text-align="start" style:justify-single-word="false"/>
      <style:text-properties style:font-name="Verdana" fo:font-weight="normal" style:font-weight-asian="normal" style:font-weight-complex="normal"/>
    </style:style>
    <style:style style:name="P28" style:family="paragraph" style:parent-style-name="Standard">
      <style:paragraph-properties fo:text-align="start" style:justify-single-word="false"/>
      <style:text-properties style:font-name="Verdana" fo:font-style="italic" fo:font-weight="normal"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style:font-name="Verdana" fo:font-style="normal" fo:font-weight="normal"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color="#000000" style:font-name="Monospace" fo:font-size="9pt" style:font-name-asian="Consolas" style:font-size-asian="9pt" style:font-name-complex="Consolas" style:font-size-complex="9pt"/>
    </style:style>
    <style:style style:name="P31" style:family="paragraph" style:parent-style-name="Standard">
      <style:paragraph-properties fo:text-align="start" style:justify-single-word="false"/>
      <style:text-properties fo:color="#000080" style:font-name="Monospace" fo:font-weight="normal" style:font-weight-asian="normal" style:font-weight-complex="normal"/>
    </style:style>
    <style:style style:name="P32" style:family="paragraph" style:parent-style-name="Standard">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fo:color="#000080" style:font-name="Monospace" fo:font-size="10pt" style:font-name-asian="Consolas" style:font-size-asian="10pt" style:font-name-complex="Consolas" style:font-size-complex="10pt"/>
    </style:style>
    <style:style style:name="T1" style:family="text">
      <style:text-properties style:font-name="Verdana"/>
    </style:style>
    <style:style style:name="T2" style:family="text">
      <style:text-properties fo:color="#000080"/>
    </style:style>
    <style:style style:name="T3" style:family="text">
      <style:text-properties fo:color="#000080" style:font-name="Monospace" fo:font-size="10pt" fo:background-color="transparent" style:font-name-asian="Monospace" style:font-size-asian="10pt" style:font-name-complex="Monospace" style:font-size-complex="10pt"/>
    </style:style>
    <style:style style:name="T4" style:family="text">
      <style:text-properties fo:color="#1a1a1a"/>
    </style:style>
    <style:style style:name="T5" style:family="text">
      <style:text-properties fo:color="#008000"/>
    </style:style>
    <style:style style:name="T6" style:family="text">
      <style:text-properties fo:color="#008000" style:font-name="Monospace" fo:font-size="10pt" fo:background-color="transparent" style:font-name-asian="Monospace" style:font-size-asian="10pt" style:font-name-complex="Monospace" style:font-size-complex="10pt"/>
    </style:style>
    <style:style style:name="T7" style:family="text">
      <style:text-properties fo:color="#000000"/>
    </style:style>
    <style:style style:name="T8" style:family="text">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T9" style:family="text">
      <style:text-properties fo:color="#000000" style:font-name="Verdana" fo:font-weight="normal" style:font-name-asian="Monospace" style:font-weight-asian="normal" style:font-name-complex="Monospace" style:font-weight-complex="normal"/>
    </style:style>
    <style:style style:name="T10" style:family="text">
      <style:text-properties fo:color="#000000" fo:font-style="italic" style:font-style-asian="italic" style:font-style-complex="italic"/>
    </style:style>
    <style:style style:name="T11" style:family="text">
      <style:text-properties fo:color="#000000" fo:font-weight="bold" style:font-weight-asian="bold" style:font-weight-complex="bold"/>
    </style:style>
    <style:style style:name="T12" style:family="text">
      <style:text-properties fo:color="#7f0055" fo:font-weight="bold" style:font-weight-asian="bold" style:font-weight-complex="bold"/>
    </style:style>
    <style:style style:name="T13" style:family="text">
      <style:text-properties fo:color="#3f7f5f"/>
    </style:style>
    <style:style style:name="T14" style:family="text">
      <style:text-properties fo:color="#0000c0"/>
    </style:style>
    <style:style style:name="T15" style:family="text">
      <style:text-properties style:text-underline-style="solid" style:text-underline-width="auto" style:text-underline-color="font-color"/>
    </style:style>
    <style:style style:name="T16" style:family="text">
      <style:text-properties fo:color="#3f5fbf"/>
    </style:style>
    <style:style style:name="T17" style:family="text">
      <style:text-properties fo:color="#3f5fbf" style:text-underline-style="solid" style:text-underline-width="auto" style:text-underline-color="font-color"/>
    </style:style>
    <style:style style:name="T18" style:family="text">
      <style:text-properties fo:color="#7f9fbf" fo:font-weight="bold" style:font-weight-asian="bold" style:font-weight-complex="bold"/>
    </style:style>
    <style:style style:name="T19" style:family="text">
      <style:text-properties fo:font-weight="normal" style:font-weight-asian="normal" style:font-weight-complex="normal"/>
    </style:style>
    <style:style style:name="Sect1" style:family="section">
      <style:section-properties fo:background-color="#e6e6e6" text:dont-balance-text-columns="false"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Software Testing and Quality Engineering </text:p>
      <text:p text:style-name="P1">STQE Labwork, IN3205-II - Part 1</text:p>
      <text:p text:style-name="P1"/>
      <text:p text:style-name="P1">Giovanni Martina, #1129228</text:p>
      <text:p text:style-name="P1">Cees-Willem Hofstede, #1272012</text:p>
      <text:p text:style-name="P1"/>
      <text:p text:style-name="P1"/>
      <text:p text:style-name="P1"/>
      <text:p text:style-name="P3"/>
      <text:p text:style-name="P26">Exercise 1</text:p>
      <text:p text:style-name="P3"/>
      <text:p text:style-name="P4">Code added to build.xml:</text:p>
      <text:p text:style-name="P4"/>
      <text:section text:style-name="Sect1" text:name="Section1">
        <text:p text:style-name="P6"><text:span text:style-name="T3">&lt;target name=</text:span><text:span text:style-name="T6">”doc”</text:span><text:span text:style-name="T3"> description=</text:span><text:span text:style-name="T6">”Create Javadoc”</text:span><text:span text:style-name="T3">&gt;</text:span></text:p>
        <text:p text:style-name="P12"><text:span text:style-name="T4"><text:tab/></text:span><text:span text:style-name="T2">&lt;mkdir</text:span><text:span text:style-name="T4"> </text:span><text:span text:style-name="T2">dir=</text:span><text:span text:style-name="T5">"${basedir}/doc/javadoc/main"</text:span><text:span text:style-name="T2">/&gt;</text:span></text:p>
        <text:p text:style-name="P12"><text:span text:style-name="T4"><text:tab/></text:span><text:span text:style-name="T2">&lt;javadoc</text:span><text:span text:style-name="T4"> </text:span><text:span text:style-name="T2">sourcepath=</text:span><text:span text:style-name="T5">"src/main/java"</text:span></text:p>
        <text:p text:style-name="P12"><text:span text:style-name="T4"><text:tab/> <text:s text:c="8"/></text:span><text:span text:style-name="T2">destdir=</text:span><text:span text:style-name="T5">"doc/javadoc/main"</text:span></text:p>
        <text:p text:style-name="P13"><text:span text:style-name="T4"><text:tab/> <text:s text:c="8"/></text:span><text:span text:style-name="T2">author=</text:span><text:span text:style-name="T5">"true"</text:span></text:p>
        <text:p text:style-name="P13"><text:span text:style-name="T4"><text:tab/> <text:s text:c="8"/></text:span><text:span text:style-name="T2">version=</text:span><text:span text:style-name="T5">"true"</text:span></text:p>
        <text:p text:style-name="P13"><text:span text:style-name="T4"><text:tab/> <text:s text:c="8"/></text:span><text:span text:style-name="T2">use=</text:span><text:span text:style-name="T5">"true"</text:span></text:p>
        <text:p text:style-name="P13"><text:span text:style-name="T4"><text:tab/> <text:s text:c="8"/></text:span><text:span text:style-name="T2">windowtitle=</text:span><text:span text:style-name="T5">"Docs for exercise1"</text:span><text:span text:style-name="T2">&gt;</text:span></text:p>
        <text:p text:style-name="P13"><text:span text:style-name="T4"><text:tab/> <text:s text:c="3"/></text:span><text:span text:style-name="T2">&lt;doctitle&gt;</text:span>&lt;![CDATA[&lt;h1&gt;Docs for exercise1&lt;/h1&gt;]]&gt;<text:span text:style-name="T2">&lt;/doctitle&gt;</text:span></text:p>
        <text:p text:style-name="P13"><text:span text:style-name="T4"><text:tab/> <text:s text:c="3"/></text:span><text:span text:style-name="T2">&lt;bottom&gt;</text:span>&lt;![CDATA[&lt;i&gt;Copyright &amp;#169; 2010 Cees-Willem Hofstede &amp; <text:tab/><text:tab/><text:tab/><text:tab/><text:tab/><text:span text:style-name="T1">Giovanni Martina</text:span>. All Rights Reserved.&lt;/i&gt;]]&gt;</text:p>
        <text:p text:style-name="P14"><text:tab/> <text:s text:c="3"/>&lt;/bottom&gt;</text:p>
        <text:p text:style-name="P13"><text:span text:style-name="T4"><text:tab/> <text:s text:c="3"/></text:span><text:span text:style-name="T2">&lt;tag</text:span><text:span text:style-name="T4"> </text:span><text:span text:style-name="T2">name=</text:span><text:span text:style-name="T5">"todo"</text:span><text:span text:style-name="T4"> </text:span><text:span text:style-name="T2">scope=</text:span><text:span text:style-name="T5">"all"</text:span><text:span text:style-name="T4"> </text:span><text:span text:style-name="T2">description=</text:span><text:span text:style-name="T5">"To do:"</text:span><text:span text:style-name="T2">/&gt;</text:span></text:p>
        <text:p text:style-name="P13"><text:span text:style-name="T4"><text:tab/></text:span><text:span text:style-name="T2">&lt;/javadoc&gt;</text:span></text:p>
        <text:p text:style-name="P8">&lt;/target&gt;</text:p>
      </text:section>
      <text:p text:style-name="P9"/>
      <text:p text:style-name="P9">First, we need to make sure that the directory in which we want the javadoc to be created exists, hence the mkdir. Furthermore we have to set some options like sourcepath, for which in this case we chose src/main/java since this is the directory that contains all the java files of the actual program and that is (for now) the thing we are most interested in. Also a destdir was needed to set the destination of the generated files (the folder that was created with mkdir). </text:p>
      <text:p text:style-name="P6"><text:span text:style-name="T8">Since the author deserves some credit the option author is set to true. Also the version number is set to be visible. The option use is set to true to create </text:span><text:span text:style-name="T9">class and package usage pages.</text:span></text:p>
      <text:p text:style-name="P10">The rest that remains is the doctitle which speaks for itself and the bottom. Here We set a copyright on my own name, simply because we can (and because this is just for the sake of exercise).</text:p>
      <text:p text:style-name="P4"/>
      <text:p text:style-name="P3"/>
      <text:p text:style-name="P26">Exercise 2</text:p>
      <text:p text:style-name="P3"/>
      <text:p text:style-name="P4">A cell can only be adjacent to another one if they are both on the same board. Next, we need four checks to test the adjacency itself. We can define four distinct checks for that. Two for when the x of the other cell is equal to this cell. Either the y of the other cell must by equal to the y of this cell plus one or the y of this cell minus one. The same should be valid when x and y are interchanged. In all other cases the function should return false. Since Cell doesn't extend any other class we do not need to check for object type since it will not compile otherwise. </text:p>
      <text:p text:style-name="P3"/>
      <text:p text:style-name="P3"/>
      <text:p text:style-name="P26">Exercise 3</text:p>
      <text:p text:style-name="P3"/>
      <text:p text:style-name="P4">The code shown here does not include the import statement and added global variables since those are not relevant to the specific test.</text:p>
      <text:p text:style-name="P4"/>
      <text:p text:style-name="P4">code added to CellTest.java:</text:p>
      <text:p text:style-name="P24">/**</text:p>
      <text:p text:style-name="P16">* Test if a cell is adjacent to another cell</text:p>
      <text:p text:style-name="P16">* A cell is adjacent to another cell if it lies directly next to </text:p>
      <text:p text:style-name="P16">* another cell. We have four possible directions to check</text:p>
      <text:p text:style-name="P16">* Check if a cell that lies to the right, left, up or down. </text:p>
      <text:p text:style-name="P16">* If so it should be adjacent</text:p>
      <text:p text:style-name="P16">*/</text:p>
      <text:p text:style-name="P21">@Test</text:p>
      <text:p text:style-name="P17"><text:span text:style-name="T12">public</text:span><text:span text:style-name="T7"> </text:span><text:span text:style-name="T12">void</text:span><text:span text:style-name="T7"> testCellAdjacent() {</text:span></text:p>
      <text:p text:style-name="P22"><text:tab/>//test down adjacency</text:p>
      <text:p text:style-name="P17"><text:span text:style-name="T7"><text:s text:c="4"/><text:tab/></text:span><text:span text:style-name="T14">cellA</text:span><text:span text:style-name="T7"> = </text:span><text:span text:style-name="T14">aBoard</text:span><text:span text:style-name="T7">.getCell(2, 2);</text:span></text:p>
      <text:p text:style-name="P17"><text:span text:style-name="T7"><text:s text:c="4"/><text:tab/></text:span><text:span text:style-name="T14">cellB</text:span><text:span text:style-name="T7"> = </text:span><text:span text:style-name="T14">aBoard</text:span><text:span text:style-name="T7">.getCell(2, 3);</text:span></text:p>
      <text:p text:style-name="P17"><text:span text:style-name="T7"><text:s text:c="4"/><text:tab/></text:span><text:span text:style-name="T10">assertTrue</text:span><text:span text:style-name="T7">(</text:span><text:span text:style-name="T14">cellA</text:span><text:span text:style-name="T7">.adjacent(</text:span><text:span text:style-name="T14">cellB</text:span><text:span text:style-name="T7">));</text:span></text:p>
      <text:p text:style-name="P18"><text:s text:c="4"/><text:tab/></text:p>
      <text:p text:style-name="P17"><text:span text:style-name="T7"><text:s text:c="4"/><text:tab/></text:span><text:span text:style-name="T13">//test up adjacency</text:span></text:p>
      <text:p text:style-name="P17"><text:span text:style-name="T7"><text:s text:c="4"/><text:tab/></text:span><text:span text:style-name="T14">cellB</text:span><text:span text:style-name="T7"> = </text:span><text:span text:style-name="T14">aBoard</text:span><text:span text:style-name="T7">.getCell(2, 1);</text:span></text:p>
      <text:p text:style-name="P17"><text:span text:style-name="T7"><text:s text:c="4"/><text:tab/></text:span><text:span text:style-name="T10">assertTrue</text:span><text:span text:style-name="T7">(</text:span><text:span text:style-name="T14">cellA</text:span><text:span text:style-name="T7">.adjacent(</text:span><text:span text:style-name="T14">cellB</text:span><text:span text:style-name="T7">));</text:span></text:p>
      <text:p text:style-name="P18"><text:s text:c="4"/><text:tab/></text:p>
      <text:p text:style-name="P17"><text:span text:style-name="T7"><text:s text:c="4"/><text:tab/></text:span><text:span text:style-name="T13">//test left adjacency</text:span></text:p>
      <text:p text:style-name="P17"><text:span text:style-name="T7"><text:s text:c="4"/><text:tab/></text:span><text:span text:style-name="T14">cellB</text:span><text:span text:style-name="T7"> = </text:span><text:span text:style-name="T14">aBoard</text:span><text:span text:style-name="T7">.getCell(1, 2);</text:span></text:p>
      <text:p text:style-name="P17"><text:span text:style-name="T7"><text:s text:c="4"/><text:tab/></text:span><text:span text:style-name="T10">assertTrue</text:span><text:span text:style-name="T7">(</text:span><text:span text:style-name="T14">cellA</text:span><text:span text:style-name="T7">.adjacent(</text:span><text:span text:style-name="T14">cellB</text:span><text:span text:style-name="T7">));</text:span></text:p>
      <text:p text:style-name="P18"><text:s text:c="4"/><text:tab/></text:p>
      <text:p text:style-name="P17"><text:span text:style-name="T7"><text:s text:c="4"/><text:tab/></text:span><text:span text:style-name="T13">//test right adjacency</text:span></text:p>
      <text:p text:style-name="P17"><text:span text:style-name="T7"><text:s text:c="4"/><text:tab/></text:span><text:span text:style-name="T14">cellB</text:span><text:span text:style-name="T7"> = </text:span><text:span text:style-name="T14">aBoard</text:span><text:span text:style-name="T7">.getCell(3, 2);</text:span></text:p>
      <text:p text:style-name="P17"><text:span text:style-name="T7"><text:s text:c="4"/><text:tab/></text:span><text:span text:style-name="T10">assertTrue</text:span><text:span text:style-name="T7">(</text:span><text:span text:style-name="T14">cellA</text:span><text:span text:style-name="T7">.adjacent(</text:span><text:span text:style-name="T14">cellB</text:span><text:span text:style-name="T7">));</text:span></text:p>
      <text:p text:style-name="P18"><text:s text:c="4"/><text:tab/></text:p>
      <text:p text:style-name="P17"><text:span text:style-name="T7"><text:s text:c="4"/><text:tab/></text:span><text:span text:style-name="T13">//test if a cell is NOT adjacent</text:span></text:p>
      <text:p text:style-name="P17"><text:span text:style-name="T7"><text:s text:c="4"/><text:tab/></text:span><text:span text:style-name="T14">cellB</text:span><text:span text:style-name="T7"> = </text:span><text:span text:style-name="T14">aBoard</text:span><text:span text:style-name="T7">.getCell(3, 1);</text:span></text:p>
      <text:p text:style-name="P17"><text:span text:style-name="T7"><text:s text:c="4"/><text:tab/></text:span><text:span text:style-name="T10">assertFalse</text:span><text:span text:style-name="T7">(</text:span><text:span text:style-name="T14">cellA</text:span><text:span text:style-name="T7">.adjacent(</text:span><text:span text:style-name="T14">cellB</text:span><text:span text:style-name="T7">));</text:span></text:p>
      <text:p text:style-name="P18"><text:s text:c="4"/><text:tab/></text:p>
      <text:p text:style-name="P17"><text:span text:style-name="T7"><text:s text:c="4"/><text:tab/></text:span><text:span text:style-name="T13">//test if a cell on another board is NOT adjacent</text:span></text:p>
      <text:p text:style-name="P17"><text:span text:style-name="T7"><text:s text:c="4"/><text:tab/></text:span><text:span text:style-name="T14">cellB</text:span><text:span text:style-name="T7"> = </text:span><text:span text:style-name="T14">differentBoard</text:span><text:span text:style-name="T7">.getCell(2, 3);</text:span></text:p>
      <text:p text:style-name="P17"><text:span text:style-name="T7"><text:s text:c="4"/><text:tab/></text:span><text:span text:style-name="T10">assertFalse</text:span><text:span text:style-name="T7">(</text:span><text:span text:style-name="T14">cellA</text:span><text:span text:style-name="T7">.adjacent(</text:span><text:span text:style-name="T14">cellB</text:span><text:span text:style-name="T7">));</text:span></text:p>
      <text:p text:style-name="P18">}</text:p>
      <text:p text:style-name="P7"/>
      <text:p text:style-name="P4">code added to Cell.java</text:p>
      <text:p text:style-name="P15">/**</text:p>
      <text:p text:style-name="P16">* Determine if the other cell is an immediate</text:p>
      <text:p text:style-name="P16">* <text:span text:style-name="T15">neighbour</text:span> of the current cell.</text:p>
      <text:p text:style-name="P17"><text:span text:style-name="T16">* </text:span><text:span text:style-name="T18">@return</text:span><text:span text:style-name="T16"> true </text:span><text:span text:style-name="T17">iff</text:span><text:span text:style-name="T16"> the other cell is immediately adjacent.</text:span></text:p>
      <text:p text:style-name="P16">*/</text:p>
      <text:p text:style-name="P17"><text:span text:style-name="T12">public</text:span><text:span text:style-name="T7"> </text:span><text:span text:style-name="T12">boolean</text:span><text:span text:style-name="T7"> adjacent(Cell otherCell) {</text:span></text:p>
      <text:p text:style-name="P17"><text:span text:style-name="T11"><text:tab/></text:span><text:span text:style-name="T12">return</text:span><text:span text:style-name="T7"> </text:span><text:span text:style-name="T12">false</text:span><text:span text:style-name="T7">;</text:span></text:p>
      <text:p text:style-name="P18">}</text:p>
      <text:p text:style-name="P11"/>
      <text:p text:style-name="P4">We cannot make an empty body for adjacent since then it will not compile. Instead we let it return false on every input. This caused all the checks to fail.</text:p>
      <text:p text:style-name="P26">Exercise 4</text:p>
      <text:p text:style-name="P4"/>
      <text:p text:style-name="P4">Changed code for adjacent() in Cell.java:</text:p>
      <text:p text:style-name="P25"><text:span text:style-name="T12">public</text:span><text:span text:style-name="T7"> </text:span><text:span text:style-name="T12">boolean</text:span><text:span text:style-name="T7"> adjacent(Cell otherCell) {</text:span></text:p>
      <text:p text:style-name="P17"><text:span text:style-name="T11"><text:tab/></text:span><text:span text:style-name="T12">boolean</text:span><text:span text:style-name="T7"> adjacent = </text:span><text:span text:style-name="T12">false</text:span><text:span text:style-name="T7">;</text:span></text:p>
      <text:p text:style-name="P17"><text:span text:style-name="T7"><text:s text:c="4"/><text:tab/></text:span><text:span text:style-name="T12">if</text:span><text:span text:style-name="T7">(</text:span><text:span text:style-name="T12">this</text:span><text:span text:style-name="T7">.getBoard() == otherCell.getBoard())</text:span></text:p>
      <text:p text:style-name="P18"><text:s text:c="4"/><text:tab/>{</text:p>
      <text:p text:style-name="P17"><text:span text:style-name="T7"><text:tab/><text:tab/></text:span><text:span text:style-name="T12">if</text:span><text:span text:style-name="T7">(</text:span><text:span text:style-name="T12">this</text:span><text:span text:style-name="T7">.getX() == otherCell.getX()) {</text:span></text:p>
      <text:p text:style-name="P17"><text:span text:style-name="T7"><text:tab/> <text:s text:c="3"/><text:tab/><text:tab/>adjacent = otherCell.getY() == </text:span><text:span text:style-name="T12">this</text:span><text:span text:style-name="T7">.getY() - 1 || <text:tab/><text:tab/><text:tab/><text:tab/><text:tab/><text:tab/>otherCell.getY() == </text:span><text:span text:style-name="T12">this</text:span><text:span text:style-name="T7">.getY() +1; </text:span></text:p>
      <text:p text:style-name="P18"><text:tab/> <text:s text:c="3"/><text:tab/>}</text:p>
      <text:p text:style-name="P17"><text:span text:style-name="T7"><text:tab/> <text:s text:c="3"/><text:tab/></text:span><text:span text:style-name="T12">else</text:span><text:span text:style-name="T7"> </text:span><text:span text:style-name="T12">if</text:span><text:span text:style-name="T7">(</text:span><text:span text:style-name="T12">this</text:span><text:span text:style-name="T7">.getY() == otherCell.getY()) {</text:span></text:p>
      <text:p text:style-name="P17"><text:span text:style-name="T7"><text:tab/> <text:s text:c="3"/><text:tab/><text:tab/>adjacent = otherCell.getX() == </text:span><text:span text:style-name="T12">this</text:span><text:span text:style-name="T7">.getX() - 1 || <text:tab/><text:tab/><text:tab/><text:tab/><text:tab/><text:tab/>otherCell.getX() == </text:span><text:span text:style-name="T12">this</text:span><text:span text:style-name="T7">.getX() +1; </text:span></text:p>
      <text:p text:style-name="P18"><text:tab/> <text:s text:c="3"/><text:tab/>}</text:p>
      <text:p text:style-name="P18"><text:tab/>}</text:p>
      <text:p text:style-name="P17"><text:span text:style-name="T7"><text:s text:c="4"/><text:tab/></text:span><text:span text:style-name="T12">return</text:span><text:span text:style-name="T7"> adjacent;</text:span></text:p>
      <text:p text:style-name="P19">}</text:p>
      <text:p text:style-name="P4"/>
      <text:p text:style-name="P4">After these changes all test pass as expected.<text:line-break/></text:p>
      <text:p text:style-name="P26">Exercise 5 + 6 + 7 + 8</text:p>
      <text:p text:style-name="P3"/>
      <text:p text:style-name="P4">The following target has been added to our build.xml in order to allow for testing of java source files.</text:p>
      <text:p text:style-name="P30"/>
      <text:p text:style-name="P23"><text:span text:style-name="T2">&lt;property</text:span><text:span text:style-name="T7"> </text:span><text:span text:style-name="T2">name=</text:span><text:span text:style-name="T5">"checkstylejar"</text:span><text:span text:style-name="T7"> </text:span><text:span text:style-name="T2">location=</text:span><text:span text:style-name="T5">"${lib.dir}/checkstyle-all-5.0.jar"</text:span><text:span text:style-name="T2">/&gt;</text:span></text:p>
      <text:p text:style-name="P23"><text:span text:style-name="T2">&lt;taskdef</text:span><text:span text:style-name="T7"> </text:span><text:span text:style-name="T2">resource=</text:span><text:span text:style-name="T5">"checkstyletask.properties"</text:span><text:span text:style-name="T7"> </text:span><text:span text:style-name="T2">classpath=</text:span><text:span text:style-name="T5">"${checkstylejar}"</text:span><text:span text:style-name="T2">/&gt;</text:span></text:p>
      <text:p text:style-name="P23"><text:span text:style-name="T2">&lt;target</text:span><text:span text:style-name="T7"> </text:span><text:span text:style-name="T2">name=</text:span><text:span text:style-name="T5">"checkstyle"</text:span><text:span text:style-name="T7"> </text:span><text:span text:style-name="T2">description=</text:span><text:span text:style-name="T5">"Check all source files for code convention violations"</text:span><text:span text:style-name="T2">&gt;</text:span></text:p>
      <text:p text:style-name="P23"><text:span text:style-name="T2">&lt;checkstyle</text:span><text:span text:style-name="T7"> </text:span><text:span text:style-name="T2">config=</text:span><text:span text:style-name="T5">"checkstyle.xml"</text:span><text:span text:style-name="T2">&gt;</text:span></text:p>
      <text:p text:style-name="P23"><text:span text:style-name="T7"><text:tab/></text:span><text:span text:style-name="T2">&lt;fileset</text:span><text:span text:style-name="T7"> </text:span><text:span text:style-name="T2">dir=</text:span><text:span text:style-name="T5">"src/main/java"</text:span><text:span text:style-name="T7"> </text:span><text:span text:style-name="T2">includes=</text:span><text:span text:style-name="T5">"**/*.java"</text:span><text:span text:style-name="T2">/&gt;</text:span></text:p>
      <text:p text:style-name="P23"><text:span text:style-name="T7"><text:tab/></text:span><text:span text:style-name="T2">&lt;formatter</text:span><text:span text:style-name="T7"> </text:span><text:span text:style-name="T2">type=</text:span><text:span text:style-name="T5">"plain"</text:span><text:span text:style-name="T2">/&gt;</text:span><text:span text:style-name="T7"><text:tab/><text:tab/></text:span></text:p>
      <text:p text:style-name="P32">&lt;/checkstyle&gt;</text:p>
      <text:p text:style-name="P32">&lt;/target&gt;</text:p>
      <text:p text:style-name="P31"/>
      <text:p text:style-name="P4">After extending build.xml with the checkstyle target the following warnings were given (without duplicates):</text:p>
      <text:p text:style-name="P20">- '3' is a magic number.</text:p>
      <text:p text:style-name="P20">- Expected @param tag for 'otherCell'.</text:p>
      <text:p text:style-name="P20">- 'if' is not followed by whitespace.</text:p>
      <text:p text:style-name="P20">- '{' should be on the previous line.</text:p>
      <text:p text:style-name="P20">- Line is longer than 100 characters</text:p>
      <text:p text:style-name="P20">- '+' is not followed by whitespace.</text:p>
      <text:p text:style-name="P4"/>
      <text:p text:style-name="P4">Most of these warnings were fixed except for the 'Line is longer than..' warning. We both agree that although it might be helpful when you have a smaller screen, that it takes more effort to make all the lines shorter than 100 characters. The rest of the warnings might be fair although some of them contrary too what we are used to (like placing { after if statement on the next line). </text:p>
      <text:p text:style-name="P26">Exercise 9</text:p>
      <text:p text:style-name="P3"/>
      <text:p text:style-name="P3"><text:span text:style-name="T19">Module </text:span>LineLength<text:span text:style-name="T19">:</text:span></text:p>
      <text:p text:style-name="P4">This module checks for text lines in the source code that exceed some predefined maximum value for text lines. Checkstyle calculates the length of a line and verifies if it does not exceed the maximum specified in checkstyle.xml</text:p>
      <text:p text:style-name="P4"/>
      <text:p text:style-name="P28">Rationale: </text:p>
      <text:p text:style-name="P29">If a developer chooses to print some code on paper, long lines prove hard to read because they won't fit on one line. Screen space could also be limited due to IDEs <text:s/>with large panels on the sides.</text:p>
      <text:p text:style-name="P29"/>
      <text:p text:style-name="P5"><text:span text:style-name="T19">Module </text:span>RightCurly<text:span text:style-name="T19">:</text:span></text:p>
      <text:p text:style-name="P29"/>
      <text:p text:style-name="P29"/>
      <text:p text:style-name="P2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ees-Willem Hofstede</meta:initial-creator>
    <meta:creation-date>2010-02-04T13:52:13</meta:creation-date>
    <dc:date>2010-02-19T11:58:17.23</dc:date>
    <meta:editing-duration>PT04H59M03S</meta:editing-duration>
    <meta:editing-cycles>31</meta:editing-cycles>
    <meta:generator>OpenOffice.org/3.2$Win32 OpenOffice.org_project/320m12$Build-9483</meta:generator>
    <meta:document-statistic meta:table-count="0" meta:image-count="0" meta:object-count="0" meta:page-count="7" meta:paragraph-count="112" meta:word-count="892" meta:character-count="5933"/>
  </office:meta>
</office:document-meta>
</file>